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1594809629" text:style-name="L1">
        <text:list-item>
          <text:p text:style-name="P2">These all link to the same case:</text:p>
        </text:list-item>
        <text:list-item>
          <text:p text:style-name="P3">/$court/$case-number</text:p>
        </text:list-item>
        <text:list-item>
          <text:p text:style-name="P3">/$party-name/$case-number</text:p>
        </text:list-item>
        <text:list-item>
          <text:p text:style-name="P3">/$panelist/$case-number</text:p>
        </text:list-item>
        <text:list-item>
          <text:p text:style-name="P3">/$court/$case-name</text:p>
        </text:list-item>
        <text:list-item>
          <text:p text:style-name="P3">/$party-name/$case-name</text:p>
        </text:list-item>
        <text:list-item>
          <text:p text:style-name="P3">/$panelist/$case-name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judge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login → Where to login</text:p>
        </text:list-item>
        <text:list-item>
          <text:p text:style-name="P3">/log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alertnumber → Edit or delete an alert</text:p>
        </text:list-item>
        <text:list-item>
          <text:p text:style-name="P3">alert/list → A list of all alerts (presents public alerts if not logged in, and all alerts if logged in)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 by me or <text:soft-page-break/>Longhao, perhaps 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privacy – we’ll be collecting information, so we’ll need a privacy polic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1-25T20:16:54</dc:date>
    <dc:creator>Michael Lissner</dc:creator>
    <meta:editing-duration>PT10H29M58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2" meta:paragraph-count="34" meta:word-count="285" meta:character-count="1667"/>
  </office:meta>
</office:document-meta>
</file>